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rmania" svg:font-family="Germania" style:font-pitch="variable"/>
    <style:font-face style:name="Liberation Sans1" svg:font-family="'Liberation Sans'" style:font-pitch="variable"/>
    <style:font-face style:name="Van Helsing" svg:font-family="'Van Helsing'" style:font-pitch="variable"/>
    <style:font-face style:name="Zu Kabarett" svg:font-family="'Zu Kabaret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utsch Gothic" svg:font-family="'Deutsch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8.163cm" fo:min-width="17.695cm" fo:padding-top="0.231cm" fo:padding-bottom="0.231cm" fo:padding-left="0.356cm" fo:padding-right="0.356cm"/>
    </style:style>
    <style:style style:name="P1" style:family="paragraph">
      <style:paragraph-properties fo:text-align="center"/>
      <style:text-properties style:font-name="Van Helsing" fo:font-size="200pt" fo:font-weight="normal" style:font-size-asian="200pt" style:font-weight-asian="normal" style:font-size-complex="200pt" style:font-weight-complex="normal"/>
    </style:style>
    <style:style style:name="P2" style:family="paragraph">
      <loext:graphic-properties draw:fill-color="#ffffff"/>
      <style:paragraph-properties fo:text-align="center"/>
      <style:text-properties style:text-position="20% 100%" style:font-name="Van Helsing" fo:font-size="200pt" fo:letter-spacing="0.212cm" fo:font-style="italic" fo:text-shadow="none" fo:font-weight="normal" style:font-size-asian="200pt" style:font-weight-asian="normal" style:font-size-complex="200pt" style:font-weight-complex="normal"/>
    </style:style>
    <style:style style:name="T1" style:family="text">
      <style:text-properties style:text-position="0% 100%" fo:font-size="200pt" fo:font-style="italic" fo:text-shadow="none" fo:font-weight="normal" style:font-size-asian="200pt" style:font-weight-asian="normal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031cm" svg:height="12.197cm" draw:transform="rotate (0.000349065850398866) translate (0.94cm 0.94cm)">
          <text:p text:style-name="P1"><text:span text:style-name="T1">Spark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rmania" svg:font-family="Germania" style:font-pitch="variable"/>
    <style:font-face style:name="Liberation Sans1" svg:font-family="'Liberation Sans'" style:font-pitch="variable"/>
    <style:font-face style:name="Van Helsing" svg:font-family="'Van Helsing'" style:font-pitch="variable"/>
    <style:font-face style:name="Zu Kabarett" svg:font-family="'Zu Kabaret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utsch Gothic" svg:font-family="'Deutsch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32cm" fo:margin-bottom="0.432cm" fo:margin-left="0.432cm" fo:margin-right="0.43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6T12:49:32.973443360</meta:creation-date>
    <meta:print-date>2017-07-06T15:00:10.523550919</meta:print-date>
    <dc:date>2017-07-06T16:13:36.561778633</dc:date>
    <meta:editing-duration>PT2H21M14S</meta:editing-duration>
    <meta:editing-cycles>3</meta:editing-cycles>
    <meta:generator>LibreOffice/5.1.6.2$Linux_X86_64 LibreOffice_project/10m0$Build-2</meta:generator>
    <meta:document-statistic meta:object-count="1"/>
  </office:meta>
</office:document-meta>
</file>